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37cm" svg:y1="1.305cm" svg:x2="1.37cm" svg:y2="3.845cm">
          <text:p/>
        </draw:line>
        <draw:line draw:style-name="gr1" draw:text-style-name="P1" draw:id="id1" draw:layer="layout" svg:x1="2.975cm" svg:y1="1.305cm" svg:x2="2.975cm" svg:y2="3.845cm">
          <text:p/>
        </draw:line>
        <draw:connector draw:style-name="gr2" draw:text-style-name="P1" draw:layer="layout" draw:type="line" svg:x1="1.442cm" svg:y1="1.928cm" svg:x2="2.975cm" svg:y2="2.575cm" draw:end-shape="id1" draw:end-glue-point="1" svg:d="m1442 1928 1533 647">
          <text:p/>
        </draw:connector>
        <draw:connector draw:style-name="gr2" draw:text-style-name="P1" draw:layer="layout" draw:type="line" svg:x1="2.935cm" svg:y1="2.847cm" svg:x2="1.39cm" svg:y2="3.51cm" draw:start-shape="id2" svg:d="m2935 2847-1545 663">
          <text:p/>
        </draw:connector>
        <draw:frame draw:style-name="gr3" draw:text-style-name="P2" draw:layer="layout" svg:width="2.297cm" svg:height="1.115cm" svg:x="0cm" svg:y="0.106cm">
          <draw:text-box>
            <text:p><text:span text:style-name="T1">Command</text:span></text:p>
            <text:p><text:span text:style-name="T1">Generator</text:span></text:p>
          </draw:text-box>
        </draw:frame>
        <draw:frame draw:style-name="gr3" draw:text-style-name="P2" draw:layer="layout" svg:width="2.403cm" svg:height="1.115cm" svg:x="2.04cm" svg:y="0.106cm">
          <draw:text-box>
            <text:p><text:span text:style-name="T1">Command</text:span></text:p>
            <text:p><text:span text:style-name="T1">Responder</text:span></text:p>
          </draw:text-box>
        </draw:frame>
        <draw:frame draw:style-name="gr3" draw:text-style-name="P3" draw:layer="layout" svg:width="1.133cm" svg:height="0.683cm" svg:x="0.235cm" svg:y="1.505cm">
          <draw:text-box>
            <text:p><text:span text:style-name="T2">Get</text:span></text:p>
          </draw:text-box>
        </draw:frame>
        <draw:frame draw:style-name="gr3" draw:text-style-name="P3" draw:id="id2" draw:layer="layout" svg:width="2.25cm" svg:height="0.683cm" svg:x="2.935cm" svg:y="2.506cm">
          <draw:text-box>
            <text:p><text:span text:style-name="T2">Response</text:span></text:p>
          </draw:text-box>
        </draw:frame>
        <draw:line draw:style-name="gr1" draw:text-style-name="P1" draw:layer="layout" svg:x1="6.571cm" svg:y1="1.306cm" svg:x2="6.571cm" svg:y2="3.846cm">
          <text:p/>
        </draw:line>
        <draw:line draw:style-name="gr1" draw:text-style-name="P1" draw:id="id3" draw:layer="layout" svg:x1="8.176cm" svg:y1="1.306cm" svg:x2="8.176cm" svg:y2="3.846cm">
          <text:p/>
        </draw:line>
        <draw:connector draw:style-name="gr2" draw:text-style-name="P1" draw:layer="layout" draw:type="line" svg:x1="6.643cm" svg:y1="1.929cm" svg:x2="8.176cm" svg:y2="2.576cm" draw:end-shape="id3" draw:end-glue-point="1" svg:d="m6643 1929 1533 647">
          <text:p/>
        </draw:connector>
        <draw:connector draw:style-name="gr2" draw:text-style-name="P1" draw:layer="layout" draw:type="line" svg:x1="8.136cm" svg:y1="2.848cm" svg:x2="6.591cm" svg:y2="3.511cm" draw:start-shape="id4" svg:d="m8136 2848-1545 663">
          <text:p/>
        </draw:connector>
        <draw:frame draw:style-name="gr3" draw:text-style-name="P2" draw:layer="layout" svg:width="2.297cm" svg:height="1.115cm" svg:x="5.201cm" svg:y="0.107cm">
          <draw:text-box>
            <text:p><text:span text:style-name="T1">Command</text:span></text:p>
            <text:p><text:span text:style-name="T1">Generator</text:span></text:p>
          </draw:text-box>
        </draw:frame>
        <draw:frame draw:style-name="gr3" draw:text-style-name="P2" draw:layer="layout" svg:width="2.403cm" svg:height="1.115cm" svg:x="7.241cm" svg:y="0.107cm">
          <draw:text-box>
            <text:p><text:span text:style-name="T1">Command</text:span></text:p>
            <text:p><text:span text:style-name="T1">Responder</text:span></text:p>
          </draw:text-box>
        </draw:frame>
        <draw:frame draw:style-name="gr3" draw:text-style-name="P3" draw:layer="layout" svg:width="1.933cm" svg:height="0.683cm" svg:x="4.736cm" svg:y="1.506cm">
          <draw:text-box>
            <text:p><text:span text:style-name="T2">GetNext</text:span></text:p>
          </draw:text-box>
        </draw:frame>
        <draw:frame draw:style-name="gr3" draw:text-style-name="P3" draw:id="id4" draw:layer="layout" svg:width="2.25cm" svg:height="0.683cm" svg:x="8.136cm" svg:y="2.507cm">
          <draw:text-box>
            <text:p><text:span text:style-name="T2">Response</text:span></text:p>
          </draw:text-box>
        </draw:frame>
        <draw:line draw:style-name="gr1" draw:text-style-name="P1" draw:layer="layout" svg:x1="11.471cm" svg:y1="1.306cm" svg:x2="11.471cm" svg:y2="3.846cm">
          <text:p/>
        </draw:line>
        <draw:line draw:style-name="gr1" draw:text-style-name="P1" draw:id="id5" draw:layer="layout" svg:x1="13.076cm" svg:y1="1.306cm" svg:x2="13.076cm" svg:y2="3.846cm">
          <text:p/>
        </draw:line>
        <draw:connector draw:style-name="gr2" draw:text-style-name="P1" draw:layer="layout" draw:type="line" svg:x1="11.543cm" svg:y1="1.929cm" svg:x2="13.076cm" svg:y2="2.576cm" draw:end-shape="id5" draw:end-glue-point="1" svg:d="m11543 1929 1533 647">
          <text:p/>
        </draw:connector>
        <draw:frame draw:style-name="gr3" draw:text-style-name="P2" draw:layer="layout" svg:width="2.424cm" svg:height="1.115cm" svg:x="10.101cm" svg:y="0.107cm">
          <draw:text-box>
            <text:p><text:span text:style-name="T1">Notification</text:span></text:p>
            <text:p><text:span text:style-name="T1">Originator</text:span></text:p>
          </draw:text-box>
        </draw:frame>
        <draw:frame draw:style-name="gr3" draw:text-style-name="P2" draw:layer="layout" svg:width="2.424cm" svg:height="1.115cm" svg:x="12.141cm" svg:y="0.107cm">
          <draw:text-box>
            <text:p><text:span text:style-name="T1">Notification</text:span></text:p>
            <text:p><text:span text:style-name="T1">Receiver</text:span></text:p>
          </draw:text-box>
        </draw:frame>
        <draw:frame draw:style-name="gr3" draw:text-style-name="P3" draw:layer="layout" svg:width="1.289cm" svg:height="0.683cm" svg:x="10.336cm" svg:y="1.506cm">
          <draw:text-box>
            <text:p><text:span text:style-name="T2">Trap</text:span></text:p>
          </draw:text-box>
        </draw:frame>
        <draw:line draw:style-name="gr1" draw:text-style-name="P1" draw:layer="layout" svg:x1="1.37cm" svg:y1="6.005cm" svg:x2="1.37cm" svg:y2="8.545cm">
          <text:p/>
        </draw:line>
        <draw:line draw:style-name="gr1" draw:text-style-name="P1" draw:id="id6" draw:layer="layout" svg:x1="2.975cm" svg:y1="6.005cm" svg:x2="2.975cm" svg:y2="8.545cm">
          <text:p/>
        </draw:line>
        <draw:connector draw:style-name="gr2" draw:text-style-name="P1" draw:layer="layout" draw:type="line" svg:x1="1.442cm" svg:y1="6.628cm" svg:x2="2.975cm" svg:y2="7.275cm" draw:end-shape="id6" draw:end-glue-point="1" svg:d="m1442 6628 1533 647">
          <text:p/>
        </draw:connector>
        <draw:connector draw:style-name="gr2" draw:text-style-name="P1" draw:layer="layout" draw:type="line" svg:x1="2.935cm" svg:y1="7.547cm" svg:x2="1.39cm" svg:y2="8.21cm" draw:start-shape="id7" svg:d="m2935 7547-1545 663">
          <text:p/>
        </draw:connector>
        <draw:frame draw:style-name="gr3" draw:text-style-name="P2" draw:layer="layout" svg:width="2.297cm" svg:height="1.115cm" svg:x="0cm" svg:y="4.806cm">
          <draw:text-box>
            <text:p><text:span text:style-name="T1">Command</text:span></text:p>
            <text:p><text:span text:style-name="T1">Generator</text:span></text:p>
          </draw:text-box>
        </draw:frame>
        <draw:frame draw:style-name="gr3" draw:text-style-name="P2" draw:layer="layout" svg:width="2.403cm" svg:height="1.115cm" svg:x="2.04cm" svg:y="4.806cm">
          <draw:text-box>
            <text:p><text:span text:style-name="T1">Command</text:span></text:p>
            <text:p><text:span text:style-name="T1">Responder</text:span></text:p>
          </draw:text-box>
        </draw:frame>
        <draw:frame draw:style-name="gr3" draw:text-style-name="P3" draw:layer="layout" svg:width="1.086cm" svg:height="0.683cm" svg:x="0.235cm" svg:y="6.205cm">
          <draw:text-box>
            <text:p><text:span text:style-name="T2">Set</text:span></text:p>
          </draw:text-box>
        </draw:frame>
        <draw:frame draw:style-name="gr3" draw:text-style-name="P3" draw:id="id7" draw:layer="layout" svg:width="2.25cm" svg:height="0.683cm" svg:x="2.935cm" svg:y="7.206cm">
          <draw:text-box>
            <text:p><text:span text:style-name="T2">Response</text:span></text:p>
          </draw:text-box>
        </draw:frame>
        <draw:line draw:style-name="gr1" draw:text-style-name="P1" draw:layer="layout" svg:x1="6.571cm" svg:y1="6.006cm" svg:x2="6.571cm" svg:y2="8.546cm">
          <text:p/>
        </draw:line>
        <draw:line draw:style-name="gr1" draw:text-style-name="P1" draw:id="id8" draw:layer="layout" svg:x1="8.176cm" svg:y1="6.006cm" svg:x2="8.176cm" svg:y2="8.546cm">
          <text:p/>
        </draw:line>
        <draw:connector draw:style-name="gr2" draw:text-style-name="P1" draw:layer="layout" draw:type="line" svg:x1="6.643cm" svg:y1="6.629cm" svg:x2="8.176cm" svg:y2="7.276cm" draw:end-shape="id8" draw:end-glue-point="1" svg:d="m6643 6629 1533 647">
          <text:p/>
        </draw:connector>
        <draw:connector draw:style-name="gr2" draw:text-style-name="P1" draw:layer="layout" draw:type="line" svg:x1="8.136cm" svg:y1="7.548cm" svg:x2="6.591cm" svg:y2="8.211cm" draw:start-shape="id9" svg:d="m8136 7548-1545 663">
          <text:p/>
        </draw:connector>
        <draw:frame draw:style-name="gr3" draw:text-style-name="P2" draw:layer="layout" svg:width="2.297cm" svg:height="1.115cm" svg:x="5.201cm" svg:y="4.807cm">
          <draw:text-box>
            <text:p><text:span text:style-name="T1">Command</text:span></text:p>
            <text:p><text:span text:style-name="T1">Generator</text:span></text:p>
          </draw:text-box>
        </draw:frame>
        <draw:frame draw:style-name="gr3" draw:text-style-name="P2" draw:layer="layout" svg:width="2.403cm" svg:height="1.115cm" svg:x="7.241cm" svg:y="4.807cm">
          <draw:text-box>
            <text:p><text:span text:style-name="T1">Command</text:span></text:p>
            <text:p><text:span text:style-name="T1">Responder</text:span></text:p>
          </draw:text-box>
        </draw:frame>
        <draw:frame draw:style-name="gr3" draw:text-style-name="P3" draw:layer="layout" svg:width="1.886cm" svg:height="0.683cm" svg:x="4.736cm" svg:y="6.206cm">
          <draw:text-box>
            <text:p><text:span text:style-name="T2">GetBulk</text:span></text:p>
          </draw:text-box>
        </draw:frame>
        <draw:frame draw:style-name="gr3" draw:text-style-name="P3" draw:id="id9" draw:layer="layout" svg:width="2.25cm" svg:height="0.683cm" svg:x="8.136cm" svg:y="7.207cm">
          <draw:text-box>
            <text:p><text:span text:style-name="T2">Response</text:span></text:p>
          </draw:text-box>
        </draw:frame>
        <draw:line draw:style-name="gr1" draw:text-style-name="P1" draw:layer="layout" svg:x1="11.471cm" svg:y1="6.006cm" svg:x2="11.471cm" svg:y2="8.546cm">
          <text:p/>
        </draw:line>
        <draw:line draw:style-name="gr1" draw:text-style-name="P1" draw:id="id10" draw:layer="layout" svg:x1="13.076cm" svg:y1="6.006cm" svg:x2="13.076cm" svg:y2="8.546cm">
          <text:p/>
        </draw:line>
        <draw:connector draw:style-name="gr2" draw:text-style-name="P1" draw:layer="layout" draw:type="line" svg:x1="11.543cm" svg:y1="6.629cm" svg:x2="13.076cm" svg:y2="7.276cm" draw:end-shape="id10" draw:end-glue-point="1" svg:d="m11543 6629 1533 647">
          <text:p/>
        </draw:connector>
        <draw:connector draw:style-name="gr2" draw:text-style-name="P1" draw:layer="layout" draw:type="line" svg:x1="13.036cm" svg:y1="7.548cm" svg:x2="11.491cm" svg:y2="8.211cm" draw:start-shape="id11" svg:d="m13036 7548-1545 663">
          <text:p/>
        </draw:connector>
        <draw:frame draw:style-name="gr3" draw:text-style-name="P2" draw:layer="layout" svg:width="2.424cm" svg:height="1.115cm" svg:x="10.101cm" svg:y="4.807cm">
          <draw:text-box>
            <text:p><text:span text:style-name="T1">Notification</text:span></text:p>
            <text:p><text:span text:style-name="T1">Originator</text:span></text:p>
          </draw:text-box>
        </draw:frame>
        <draw:frame draw:style-name="gr3" draw:text-style-name="P2" draw:layer="layout" svg:width="2.424cm" svg:height="1.115cm" svg:x="12.141cm" svg:y="4.807cm">
          <draw:text-box>
            <text:p><text:span text:style-name="T1">Notification</text:span></text:p>
            <text:p><text:span text:style-name="T1">Receiver</text:span></text:p>
          </draw:text-box>
        </draw:frame>
        <draw:frame draw:style-name="gr3" draw:text-style-name="P3" draw:layer="layout" svg:width="1.611cm" svg:height="0.683cm" svg:x="9.936cm" svg:y="6.206cm">
          <draw:text-box>
            <text:p><text:span text:style-name="T2">Inform</text:span></text:p>
          </draw:text-box>
        </draw:frame>
        <draw:frame draw:style-name="gr3" draw:text-style-name="P3" draw:id="id11" draw:layer="layout" svg:width="2.25cm" svg:height="0.683cm" svg:x="13.036cm" svg:y="7.207cm">
          <draw:text-box>
            <text:p><text:span text:style-name="T2">Respon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iarhei Kuryla</meta:initial-creator>
    <meta:creation-date>2010-01-30T13:05:01</meta:creation-date>
    <dc:date>2010-01-30T13:23:16</dc:date>
    <dc:creator>Siarhei Kuryla</dc:creator>
    <meta:editing-duration>PT00H17M46S</meta:editing-duration>
    <meta:editing-cycles>20</meta:editing-cycles>
    <meta:generator>OpenOffice.org/3.1$Linux OpenOffice.org_project/310m19$Build-9420</meta:generator>
    <meta:document-statistic meta:object-count="46"/>
  </office:meta>
</office:document-meta>
</file>